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ndara" svg:font-family="Candar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fo:color="#9966cc" style:font-name="Calibri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fo:color="#9966cc" style:font-name="Calibri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text-properties fo:color="#9966cc" style:font-name="Candara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 style:list-style-name="L1">
      <style:text-properties fo:color="#008000" style:font-name="Calibri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text-properties fo:color="#808080" style:font-name="Calibri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 style:list-style-name="L1">
      <style:text-properties fo:font-size="10pt" style:font-size-asian="10pt" style:font-size-complex="10pt"/>
    </style:style>
    <style:style style:name="P10" style:family="paragraph" style:parent-style-name="Standard" style:list-style-name="L1">
      <style:text-properties fo:color="#6b2394" style:font-name="Calibri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 style:list-style-name="L1">
      <style:text-properties fo:color="#6b2394" style:font-name="Consolas" fo:font-size="10pt" style:font-size-asian="10pt" style:font-size-complex="10pt"/>
    </style:style>
    <style:style style:name="P12" style:family="paragraph" style:parent-style-name="Standard" style:list-style-name="L1">
      <style:text-properties fo:color="#6b2394" style:font-name="Consolas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Calibri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3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Calibri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5" style:family="text">
      <style:text-properties style:font-name="Calibri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6" style:family="text">
      <style:text-properties style:font-name="Calibri" fo:font-size="10pt" style:font-size-asian="10pt" style:font-size-complex="10pt"/>
    </style:style>
    <style:style style:name="T7" style:family="text">
      <style:text-properties style:font-name="Calibri" fo:font-weight="normal" style:font-weight-asian="normal" style:font-weight-complex="normal"/>
    </style:style>
    <style:style style:name="T8" style:family="text">
      <style:text-properties style:font-name="Calibri"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color="#0000ff" style:font-name="Calibri" fo:font-size="10pt" style:text-underline-style="none" fo:font-weight="normal" style:font-size-asian="10pt" style:font-weight-asian="normal" style:font-size-complex="10pt" style:font-weight-complex="normal"/>
    </style:style>
    <style:style style:name="T12" style:family="text">
      <style:text-properties fo:color="#0000ff" style:font-name="Calibri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color="#0000ff" style:font-name="Calibri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0000ff" style:font-name="Calibri" fo:font-size="12pt" style:text-underline-style="none" fo:font-weight="bold" style:font-size-asian="12pt" style:font-weight-asian="bold" style:font-size-complex="12pt" style:font-weight-complex="bold"/>
    </style:style>
    <style:style style:name="T15" style:family="text">
      <style:text-properties fo:color="#0000ff" fo:font-size="18pt" style:text-underline-style="none" style:font-size-asian="18pt" style:font-size-complex="18pt"/>
    </style:style>
    <style:style style:name="T16" style:family="text">
      <style:text-properties fo:color="#ff420e" style:font-name="Calibri"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color="#ff420e" style:font-name="Calibri" fo:font-weight="normal" style:font-weight-asian="normal" style:font-weight-complex="normal"/>
    </style:style>
    <style:style style:name="T18" style:family="text">
      <style:text-properties fo:color="#ff0000" style:font-name="Calibri"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color="#ff0000" style:font-name="Calibri" fo:font-size="10pt" fo:font-weight="bold" style:font-size-asian="10pt" style:font-weight-asian="bold" style:font-size-complex="10pt" style:font-weight-complex="bold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color="#808080" style:font-name="Calibri" fo:font-size="10pt" fo:font-weight="bold" style:font-size-asian="10pt" style:font-weight-asian="bold" style:font-size-complex="10pt" style:font-weight-complex="bold"/>
    </style:style>
    <style:style style:name="T22" style:family="text">
      <style:text-properties fo:color="#000000" style:font-name="Calibri" fo:font-size="10pt" fo:font-weight="normal" style:font-size-asian="10pt" style:font-weight-asian="normal" style:font-size-complex="10pt" style:font-weight-complex="normal"/>
    </style:style>
    <style:style style:name="T23" style:family="text">
      <style:text-properties fo:color="#000000" style:font-name="Calibri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24" style:family="text">
      <style:text-properties fo:color="#000000" style:font-name="Calibri" fo:font-size="10pt" style:text-underline-style="none" fo:font-weight="normal" style:font-size-asian="10pt" style:font-weight-asian="normal" style:font-size-complex="10pt" style:font-weight-complex="normal"/>
    </style:style>
    <style:style style:name="T25" style:family="text">
      <style:text-properties fo:color="#9966cc" style:font-name="Calibri" fo:font-size="10pt" fo:font-weight="normal" style:font-size-asian="10pt" style:font-weight-asian="normal" style:font-size-complex="10pt" style:font-weight-complex="normal"/>
    </style:style>
    <style:style style:name="T26" style:family="text">
      <style:text-properties fo:color="#9966cc" style:font-name="Calibri" fo:font-size="10pt" style:text-underline-style="none" fo:font-weight="normal" style:font-size-asian="10pt" style:font-weight-asian="normal" style:font-size-complex="10pt" style:font-weight-complex="normal"/>
    </style:style>
    <style:style style:name="T27" style:family="text">
      <style:text-properties fo:color="#9966cc" style:font-name="Candara" fo:font-size="10pt" fo:font-weight="normal" style:font-size-asian="10pt" style:font-weight-asian="normal" style:font-size-complex="10pt" style:font-weight-complex="normal"/>
    </style:style>
    <style:style style:name="T28" style:family="text">
      <style:text-properties fo:color="#9966cc" style:text-underline-style="none"/>
    </style:style>
    <style:style style:name="T29" style:family="text">
      <style:text-properties fo:color="#9966cc" style:font-name="Consolas" fo:font-size="8pt" fo:font-weight="normal" style:font-size-asian="8pt" style:font-weight-asian="normal" style:font-size-complex="8pt" style:font-weight-complex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6b2394" style:font-name="Consolas" fo:font-size="10pt" fo:font-weight="normal" style:font-size-asian="10pt" style:font-weight-asian="normal" style:font-size-complex="10pt" style:font-weight-complex="normal"/>
    </style:style>
    <style:style style:name="T32" style:family="text">
      <style:text-properties fo:color="#6b2394" style:font-name="Consolas" fo:font-size="10pt" style:font-size-asian="10pt" style:font-size-complex="10pt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6">0 SHPO-GIS-Database </text:span><text:span text:style-name="T1">[charttype:orgchart]</text:span><text:span text:style-name="T10">[orientation:horizontal]</text:span></text:p>
      <text:p text:style-name="P2"/>
      <text:list xml:id="list31396647" text:style-name="L1">
        <text:list-item>
          <text:p text:style-name="P4">Functional-Requirements</text:p>
          <text:list>
            <text:list-item>
              <text:p text:style-name="P4"/>
            </text:list-item>
            <text:list-item>
              <text:p text:style-name="P4">Functional-Requirement [status:done] [name: Access-Points][description: Provide two access points, one for the public to do business with SHPO and one for Government users to request operational privileges, monitor, perform review and approval tasks, administrative tasks.]</text:p>
            </text:list-item>
            <text:list-item>
              <text:p text:style-name="P4"/>
            </text:list-item>
            <text:list-item>
              <text:p text:style-name="P4">Functional-Requirement [status:] [name: Restrict-Navigation][description: Restrict navication to screens to which an actor has proper privileges.]</text:p>
            </text:list-item>
            <text:list-item>
              <text:p text:style-name="P4">Functional-Requirement [status:] [name: Restrict Component Visibility][description: Restrict screen components to actors with proper privileges. ]</text:p>
            </text:list-item>
            <text:list-item>
              <text:p text:style-name="P4"/>
            </text:list-item>
            <text:list-item>
              <text:p text:style-name="P4"/>
            </text:list-item>
            <text:list-item>
              <text:p text:style-name="P4">Functional-Requirement [status:] [name: privilege Request by User] <text:s/>[description: <text:s/>Each privilege must have a method (screen, button, or other) to request access from the administrator.]</text:p>
            </text:list-item>
            <text:list-item>
              <text:p text:style-name="P4">Functional-Requirement [status:] [name: privilege Request Point of Access] <text:s/>[description: <text:s/>privilege requests are limited by access point. The public access point will only accept requests for national register and Section 106 review access.]</text:p>
            </text:list-item>
            <text:list-item>
              <text:p text:style-name="P4">Functional-Requirement [status:] [name: privilege Dependent Display] <text:s/>[description: <text:s/>Screens should have different displays based on the privileges of registrant]</text:p>
            </text:list-item>
            <text:list-item>
              <text:p text:style-name="P4">Feat[description: need to have a distorted graphic with text that needs to be entered when requesting an account.]</text:p>
            </text:list-item>
            <text:list-item>
              <text:p text:style-name="P4">Functional-Requirement [status:] [name: privileges are Additive] <text:s/>[description: privileges should be additive. As you gain privileges you gain access to different parts of the system.]</text:p>
            </text:list-item>
            <text:list-item>
              <text:p text:style-name="P4">Functional-Requirement [status:] [name: Voluntary Notification] [description: Actors may request to be notified of changes made by other actors. ]</text:p>
            </text:list-item>
            <text:list-item>
              <text:p text:style-name="P6">## take the incomming site-type, access-type, process-type, process-privilege-type</text:p>
            </text:list-item>
            <text:list-item>
              <text:p text:style-name="P6">## compare them to the Screen, Grid , ... @access of this account </text:p>
            </text:list-item>
            <text:list-item>
              <text:p text:style-name="P6">## if all are in then </text:p>
            </text:list-item>
            <text:list-item>
              <text:p text:style-name="P6">## compare the tier levels match then Show </text:p>
            </text:list-item>
          </text:list>
        </text:list-item>
        <text:list-item>
          <text:p text:style-name="P3"><text:a xlink:type="simple" xlink:href="../SHPO-GIS-Database.home.layout.odt#Public-Guest-Privileges"><text:span text:style-name="T25">C:\00-Code\01-dev\DocDat\test\shpo_gis_database\SHPO-GIS-Database.home.layout.odt#Public-Guest-Privileges</text:span></text:a></text:p>
        </text:list-item>
      </text:list>
      <text:p text:style-name="P1"/>
      <text:list xml:id="list31384703" text:continue-numbering="true" text:style-name="L1">
        <text:list-item>
          <text:p text:style-name="P3"><text:span text:style-name="T1">Screen [name: </text:span><text:span text:style-name="T12">Registration</text:span><text:span text:style-name="T1">] [</text:span><text:span text:style-name="T13">access:</text:span><text:span text:style-name="T1"> (public)(gov)(account)(registrant) (ER)(NRHP) ] <text:s/>[show-above-tier:1] [width:750px][interface:user] </text:span></text:p>
          <text:list>
            <text:list-item>
              <text:p text:style-name="P7">[definition: The Registration ]</text:p>
              <text:list>
                <text:list-item>
                  <text:p text:style-name="P3"><text:span text:style-name="T29">Non-Functional-Requirement [status:] [name: </text:span><text:span text:style-name="T12">Registration</text:span><text:span text:style-name="T29"> ][description: Provide an actor with a '</text:span><text:span text:style-name="T12">Registration</text:span><text:span text:style-name="T29">' screen that shows current tasks and activities of concern to the actor.]</text:span></text:p>
                </text:list-item>
                <text:list-item>
                  <text:p text:style-name="P3"><text:span text:style-name="T26">Functional-Requirement[status:done] [name: </text:span><text:span text:style-name="T11">Registration</text:span><text:span text:style-name="T26"> Screen-Access ] [description: Restrict screen access][show-screen-access:true]</text:span></text:p>
                </text:list-item>
              </text:list>
            </text:list-item>
            <text:list-item>
              <text:p text:style-name="P7">Header [text: Banner Image]</text:p>
            </text:list-item>
            <text:list-item>
              <text:p text:style-name="P7">Title [text: Registration]</text:p>
              <text:p text:style-name="P7"/>
            </text:list-item>
            <text:list-item>
              <text:p text:style-name="P3"><text:span text:style-name="T23">Home</text:span><text:span text:style-name="T22"> [type: logout-button][goto:Home][</text:span><text:span text:style-name="T13">access:</text:span><text:span text:style-name="T22">(public)(account)(registrant)(ER)(NRHP) ]</text:span></text:p>
            </text:list-item>
            <text:list-item>
              <text:p text:style-name="P3"><text:span text:style-name="T24">Home [type: logout-button][goto:Home SHPO][</text:span><text:span text:style-name="T14">access:</text:span><text:span text:style-name="T24">(gov)(account)(registrant) (ER)(NRHP) ]</text:span></text:p>
            </text:list-item>
            <text:list-item>
              <text:p text:style-name="P3"><text:span text:style-name="T4">Ask SHPO</text:span><text:span text:style-name="T3"> </text:span><text:span text:style-name="T1">[type: new-button][</text:span><text:span text:style-name="T13">access:</text:span><text:span text:style-name="T1">(public)(gov)(account)(registrant)(ER)(NRHP) </text:span><text:span text:style-name="T19">] </text:span></text:p>
            </text:list-item>
            <text:list-item>
              <text:p text:style-name="P3"><text:span text:style-name="T4">Terms of Use</text:span><text:span text:style-name="T1"> [type: goto-button]</text:span></text:p>
            </text:list-item>
            <text:list-item>
              <text:p text:style-name="P3"><text:span text:style-name="T4">Logout</text:span><text:span text:style-name="T1"> [type: logout-button][</text:span><text:span text:style-name="T13">access:</text:span><text:span text:style-name="T1">(public)(account)(registrant) (ER)(NRHP) ][goto:00-Start-Here]</text:span></text:p>
            </text:list-item>
            <text:list-item>
              <text:p text:style-name="P3"><text:span text:style-name="T4">Logout</text:span><text:span text:style-name="T1"> [type: logout-button][</text:span><text:span text:style-name="T13">access:</text:span><text:span text:style-name="T1">(gov)(account)(registrant)(ER)(NRHP) <text:s/>] [goto:00-Start-Here]</text:span></text:p>
              <text:p text:style-name="P7"/>
            </text:list-item>
            <text:list-item>
              <text:p text:style-name="P7">####### Answer Questions</text:p>
            </text:list-item>
            <text:list-item>
              <text:p text:style-name="P7"/>
            </text:list-item>
            <text:list-item>
              <text:p text:style-name="P3"><text:span text:style-name="T1">Screen [name: </text:span><text:span text:style-name="T10">Answer-Questions-Label</text:span><text:span text:style-name="T1">][type:textblock][interface:user][</text:span><text:span text:style-name="T13">access:</text:span><text:span text:style-name="T1"> (public)(gov)(account)]</text:span></text:p>
              <text:list>
                <text:list-item>
                  <text:p text:style-name="P7">[definition: Describes the purpose of the Screen for the reader]</text:p>
                </text:list-item>
                <text:list-item>
                  <text:p text:style-name="P3"><text:span text:style-name="T1">Data-Controls [name:PD_Data-Control][ table: </text:span><text:span text:style-name="T16">Screen_Labels</text:span><text:span text:style-name="T1">]</text:span></text:p>
                  <text:list>
                    <text:list-item>
                      <text:p text:style-name="P3"><text:span text:style-name="T1">Label [text: </text:span><text:span text:style-name="T2">Please answer the questions accurately and to the best of your ability. <text:s/>You will not be allowed to continue until the information is complete.]</text:span></text:p>
                      <text:list>
                        <text:list-item>
                          <text:list>
                            <text:list-header>
                              <text:p text:style-name="P4">Functional-Requirement [status:done] [name: Public Registration Introduction] <text:s/>[description: Work with SHPO staff to provide /approve text to prompt the actor to complete registration. ]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##### YOUR NAME</text:p>
            </text:list-item>
            <text:list-item>
              <text:p text:style-name="P3"><text:span text:style-name="T21">Grid</text:span><text:span text:style-name="T1"> [name: Registrant] [title: Registrant][type:vertical][width:570px][</text:span><text:span text:style-name="T13">access:</text:span><text:span text:style-name="T1">(public)(gov)(account)(registrant) (ER)(NRHP) ]</text:span></text:p>
              <text:list>
                <text:list-item>
                  <text:p text:style-name="P9"><text:span text:style-name="T7">Data-Controls [name: GridDC</text:span><text:span text:style-name="T17">Registrants</text:span><text:span text:style-name="T7">][table: </text:span><text:span text:style-name="T17">Registrants</text:span><text:span text:style-name="T7">]</text:span></text:p>
                </text:list-item>
                <text:list-item>
                  <text:p text:style-name="P3"><text:span text:style-name="T5">Edit </text:span><text:span text:style-name="T1">[type: edit-button][</text:span><text:span text:style-name="T13">access:</text:span><text:span text:style-name="T1">(public)(gov)(account)(registrant) (ER)(NRHP)]</text:span></text:p>
                  <text:list>
                    <text:list-item>
                      <text:p text:style-name="P3"><text:span text:style-name="T1">Screen [name: </text:span><text:span text:style-name="T10">Change Your Name</text:span><text:span text:style-name="T1">][type:overlay][right:update][interface:user][</text:span><text:span text:style-name="T13">access:</text:span><text:span text:style-name="T1">(public)(account)(gov)(registrant) (ER)(NRHP)]</text:span></text:p>
                      <text:list>
                        <text:list-item>
                          <text:p text:style-name="P7">[definition: Edit Registrant interface]</text:p>
                        </text:list-item>
                        <text:list-item>
                          <text:p text:style-name="P9"><text:span text:style-name="T7">Data-Controls [name: DC</text:span><text:span text:style-name="T17">Registrants</text:span><text:span text:style-name="T7">][table: </text:span><text:span text:style-name="T17">Registrants</text:span><text:span text:style-name="T7">]</text:span></text:p>
                        </text:list-item>
                        <text:list-item>
                          <text:p text:style-name="P7"><text:span text:style-name="T20">Close</text:span> [type: close-button]</text:p>
                        </text:list-item>
                        <text:list-item>
                          <text:p text:style-name="P9"><text:span text:style-name="T8">Save</text:span><text:span text:style-name="T7"> [type: save-button]</text:span></text:p>
                        </text:list-item>
                        <text:list-item>
                          <text:p text:style-name="P5">Functional-Requirement [status:] [name: Public Registration Identity <text:s text:c="16"/>] [description: Provide method to maintain an actor's personal information.] </text:p>
                        </text:list-item>
                        <text:list-item>
                          <text:p text:style-name="P5">Functional-Requirement [status:] [name: Public Registration Identity Titles <text:s text:c="5"/>] [description: Provide Titles: 'Name' , 'Email', 'Password', 'Created-Date']</text:p>
                        </text:list-item>
                        <text:list-item>
                          <text:p text:style-name="P5">Functional-Requirement [status:] [name: Public Registration Identity Storage ] [description: Store: Name , Email, Password]</text:p>
                        </text:list-item>
                        <text:list-item>
                          <text:p text:style-name="P5"/>
                        </text:list-item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31386483" text:continue-numbering="true" text:style-name="L1">
        <text:list-item>
          <text:list>
            <text:list-item>
              <text:p text:style-name="P8">#### TELEPHONES</text:p>
            </text:list-item>
            <text:list-item>
              <text:p text:style-name="P3"><text:span text:style-name="T21">Grid</text:span><text:span text:style-name="T1"> [name: Phone][title: </text:span><text:span text:style-name="T3">Telephones</text:span><text:span text:style-name="T1">][type:horizontal][width:600px]</text:span><text:span text:style-name="T9">[</text:span><text:span text:style-name="T13">access:</text:span><text:span text:style-name="T9">(public)</text:span><text:span text:style-name="T1">(gov)</text:span><text:span text:style-name="T9">(account)(registrant)</text:span><text:span text:style-name="T1">(ER)(NRHP) </text:span><text:span text:style-name="T9">]</text:span></text:p>
              <text:list>
                <text:list-item>
                  <text:p text:style-name="P3"><text:span text:style-name="T1">Data-Controls [name: DC</text:span><text:span text:style-name="T18">Telephones</text:span><text:span text:style-name="T1">][table: </text:span><text:span text:style-name="T18">Telephones</text:span><text:span text:style-name="T1">]</text:span></text:p>
                </text:list-item>
                <text:list-item>
                  <text:p text:style-name="P3"><text:span text:style-name="T5">New</text:span><text:span text:style-name="T1"> [type: new-button]</text:span></text:p>
                  <text:list>
                    <text:list-item>
                      <text:p text:style-name="P3"><text:span text:style-name="T1">Screen [name: </text:span><text:span text:style-name="T10">New Telephone</text:span><text:span text:style-name="T1">][type:overlay][right:create][interface:user]</text:span><text:span text:style-name="T9">[</text:span><text:span text:style-name="T13">access:</text:span><text:span text:style-name="T9">(public)</text:span><text:span text:style-name="T1">(gov)</text:span><text:span text:style-name="T9">(account)(registrant)</text:span><text:span text:style-name="T1">(ER)(NRHP) </text:span><text:span text:style-name="T9">]</text:span></text:p>
                      <text:list>
                        <text:list-item>
                          <text:p text:style-name="P7">[definition: New telephone interface]</text:p>
                        </text:list-item>
                        <text:list-item>
                          <text:p text:style-name="P3"><text:span text:style-name="T1">Data-Controls [name: DC</text:span><text:span text:style-name="T16">Telephones</text:span><text:span text:style-name="T1">][table: </text:span><text:span text:style-name="T16">Telephones</text:span><text:span text:style-name="T1">]</text:span></text:p>
                        </text:list-item>
                        <text:list-item>
                          <text:p text:style-name="P7"><text:span text:style-name="T20">Close</text:span>[type: close-button]</text:p>
                        </text:list-item>
                        <text:list-item>
                          <text:p text:style-name="P3"><text:span text:style-name="T5">Save</text:span><text:span text:style-name="T1"> [type: save-button]</text:span></text:p>
                        </text:list-item>
                        <text:list-item>
                          <text:p text:style-name="P5">Functional-Requirement [status:] [name: Public Registration Telephone <text:s/>Collect <text:s/>] [description: Provide method to maintain actor's phone numbers. ]</text:p>
                        </text:list-item>
                        <text:list-item>
                          <text:p text:style-name="P5">Functional-Requirement [status:] [name: Public Registration Telephone Titles <text:s text:c="5"/>] [description: Provide Titles: 'Phone', 'Type', 'Created']</text:p>
                        </text:list-item>
                        <text:list-item>
                          <text:p text:style-name="P5">Functional-Requirement [status:] [name: Public Registration Telephone Storage ] [description: Provide Storage: Phone-Number, Phone-type, Phone-Created-Date ]</text:p>
                        </text:list-item>
                      </text:list>
                    </text:list-item>
                  </text:list>
                </text:list-item>
                <text:list-item>
                  <text:p text:style-name="P3"><text:span text:style-name="T5">Edit</text:span><text:span text:style-name="T1"> [type: edit-button][size:short]</text:span><text:span text:style-name="T9">[</text:span><text:span text:style-name="T13">access:</text:span><text:span text:style-name="T9">(public)</text:span><text:span text:style-name="T1">(gov)</text:span><text:span text:style-name="T9">(registrant)(ER)(NRHP)]</text:span></text:p>
                  <text:list>
                    <text:list-item>
                      <text:p text:style-name="P3"><text:span text:style-name="T1">Screen [name: </text:span><text:span text:style-name="T10">ChangeTelephone</text:span><text:span text:style-name="T1">][type:overlay][right:update][interface:user]</text:span><text:span text:style-name="T9">[</text:span><text:span text:style-name="T13">access:</text:span><text:span text:style-name="T9">(public)</text:span><text:span text:style-name="T1">(gov)</text:span><text:span text:style-name="T9">(registrant)(ER)(NRHP)]</text:span></text:p>
                      <text:list>
                        <text:list-item>
                          <text:p text:style-name="P7">[definition: Edit telephone number interface]</text:p>
                        </text:list-item>
                        <text:list-item>
                          <text:p text:style-name="P3"><text:span text:style-name="T1">Data-Controls [name: DC</text:span><text:span text:style-name="T16">Telephones</text:span><text:span text:style-name="T1">][table: </text:span><text:span text:style-name="T16">Telephones</text:span><text:span text:style-name="T1">]</text:span></text:p>
                        </text:list-item>
                        <text:list-item>
                          <text:p text:style-name="P7"><text:span text:style-name="T20">Close</text:span>[type: close-button]</text:p>
                        </text:list-item>
                        <text:list-item>
                          <text:p text:style-name="P3"><text:span text:style-name="T5">Save</text:span><text:span text:style-name="T1"> [type: save-button]</text:span></text:p>
                        </text:list-item>
                        <text:list-item>
                          <text:p text:style-name="P5">Functional-Requirement [status:] [name: Public Registration Telephone <text:s/>Update <text:s/>] [description: Provide method to update actor's phone numbers. ]</text:p>
                        </text:list-item>
                      </text:list>
                    </text:list-item>
                  </text:list>
                  <text:p text:style-name="P7"/>
                </text:list-item>
              </text:list>
            </text:list-item>
            <text:list-item>
              <text:p text:style-name="P8">#### MAILING ADDRESSS</text:p>
            </text:list-item>
            <text:list-item>
              <text:p text:style-name="P8"/>
            </text:list-item>
            <text:list-item>
              <text:p text:style-name="P3"><text:span text:style-name="T21">Grid</text:span><text:span text:style-name="T1"> [name: Mailing Address][title: </text:span><text:span text:style-name="T3">Mailing Address</text:span><text:span text:style-name="T1">][type:vertical][width:570px]</text:span><text:span text:style-name="T9">[</text:span><text:span text:style-name="T13">access:</text:span><text:span text:style-name="T9">(public)</text:span><text:span text:style-name="T1">(gov)</text:span><text:span text:style-name="T9">(account)(registrant)</text:span><text:span text:style-name="T1">(ER)(NRHP) </text:span><text:span text:style-name="T9">]</text:span></text:p>
              <text:list>
                <text:list-item>
                  <text:p text:style-name="P3"><text:span text:style-name="T1">Data-Controls [name: DC</text:span><text:span text:style-name="T18">Mailing_Addresses</text:span><text:span text:style-name="T1">][table: </text:span><text:span text:style-name="T18">Mailing_Addresses</text:span><text:span text:style-name="T1">]</text:span></text:p>
                </text:list-item>
                <text:list-item>
                  <text:p text:style-name="P5">Functional-Requirement [status:] [name: Public Registration Mailing Address <text:s/>Collect <text:s/>] [description: Provide method to maintain actor's phone numbers. ]</text:p>
                </text:list-item>
                <text:list-item>
                  <text:p text:style-name="P5">Functional-Requirement [status:] [name: Public Registration Mailing Address Titles <text:s text:c="5"/>] [description: Provide Titles: 'Street', 'Municipality', 'State','Postal Code', 'Created']</text:p>
                </text:list-item>
                <text:list-item>
                  <text:p text:style-name="P5">Functional-Requirement [status:] [name: Public Registration Mailing Address Storage ] [description: Provide Storage: Address-Street, Address-Municipality, Address-State, Address-Postal-Code, Address-Created-Date. ]</text:p>
                </text:list-item>
                <text:list-item>
                  <text:p text:style-name="P3"><text:span text:style-name="T5">New</text:span><text:span text:style-name="T1"> [type: new-button]</text:span><text:span text:style-name="T9">[</text:span><text:span text:style-name="T13">access:</text:span><text:span text:style-name="T9">(public)</text:span><text:span text:style-name="T1">(gov)(account)(ER)(NRHP) </text:span><text:span text:style-name="T9">]</text:span></text:p>
                  <text:list>
                    <text:list-item>
                      <text:p text:style-name="P3"><text:span text:style-name="T1">Screen [name: </text:span><text:span text:style-name="T10">New Address</text:span><text:span text:style-name="T1">][type:overlay][right:create][interface:user]</text:span><text:span text:style-name="T9">[</text:span><text:span text:style-name="T13">access:</text:span><text:span text:style-name="T9">(public)</text:span><text:span text:style-name="T1">(gov)</text:span><text:span text:style-name="T9">(account)]</text:span></text:p>
                      <text:list>
                        <text:list-item>
                          <text:p text:style-name="P7">[definition: New mailing address interface]</text:p>
                        </text:list-item>
                        <text:list-item>
                          <text:p text:style-name="P3"><text:span text:style-name="T1">Data-Controls [name: DC</text:span><text:span text:style-name="T16">Mailing_Addresses</text:span><text:span text:style-name="T1">][table: </text:span><text:span text:style-name="T16">Mailing_Addresses</text:span><text:span text:style-name="T1">]</text:span></text:p>
                        </text:list-item>
                        <text:list-item>
                          <text:p text:style-name="P7"><text:span text:style-name="T20">Close</text:span>[type: close-button]</text:p>
                        </text:list-item>
                        <text:list-item>
                          <text:p text:style-name="P3"><text:span text:style-name="T5">Save</text:span><text:span text:style-name="T1"> [type: save-button]</text:span></text:p>
                        </text:list-item>
                        <text:list-item>
                          <text:p text:style-name="P5">Functional-Requirement [status:] [name: Public Registration Mailing Address Collect ] [description: Provide method to collect actor's Mailing Address. ]</text:p>
                        </text:list-item>
                      </text:list>
                    </text:list-item>
                  </text:list>
                </text:list-item>
                <text:list-item>
                  <text:p text:style-name="P3"><text:span text:style-name="T5">Edit</text:span><text:span text:style-name="T1"> [type: edit-button]</text:span><text:span text:style-name="T9">[</text:span><text:span text:style-name="T13">access:</text:span><text:span text:style-name="T9">(public)</text:span><text:span text:style-name="T1">(gov)</text:span><text:span text:style-name="T9">(registrant)(ER)(NRHP)]</text:span></text:p>
                  <text:list>
                    <text:list-item>
                      <text:p text:style-name="P3"><text:span text:style-name="T1">Screen [name: </text:span><text:span text:style-name="T10">Change Your Address</text:span><text:span text:style-name="T1">][type:overlay][right:update][interface:user]</text:span><text:span text:style-name="T9">[</text:span><text:span text:style-name="T13">access:</text:span><text:span text:style-name="T9">(public)</text:span><text:span text:style-name="T1">(gov)</text:span><text:span text:style-name="T9">(registrant)</text:span><text:span text:style-name="T1">(ER)(NRHP) </text:span><text:span text:style-name="T9">]</text:span></text:p>
                      <text:list>
                        <text:list-item>
                          <text:p text:style-name="P7">[definition: Edit mailing address interface]</text:p>
                        </text:list-item>
                        <text:list-item>
                          <text:p text:style-name="P3"><text:span text:style-name="T1">Data-Controls [name: DC</text:span><text:span text:style-name="T16">Mailing_Addresses</text:span><text:span text:style-name="T1">][table: </text:span><text:span text:style-name="T16">Mailing_Addresses</text:span><text:span text:style-name="T1">]</text:span></text:p>
                        </text:list-item>
                        <text:list-item>
                          <text:p text:style-name="P7"><text:span text:style-name="T20">Close</text:span>[type: close-button]</text:p>
                        </text:list-item>
                        <text:list-item>
                          <text:p text:style-name="P3"><text:span text:style-name="T5">Save</text:span><text:span text:style-name="T1"> [type: save-button]</text:span></text:p>
                        </text:list-item>
                        <text:list-item>
                          <text:p text:style-name="P5">Functional-Requirement [status:] [name: Public Registration Mailing Address Update] [description: Provide method to update actor's Mailing Address. ]</text:p>
                          <text:p text:style-name="P7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#### EXPEIENCE EXPERTISE</text:p>
            </text:list-item>
            <text:list-item>
              <text:p text:style-name="P8"/>
            </text:list-item>
            <text:list-item>
              <text:p text:style-name="P3"><text:span text:style-name="T21">Grid</text:span><text:span text:style-name="T1"> [name: Experience and Expertise][title: </text:span><text:span text:style-name="T3">Experience and Expertise</text:span><text:span text:style-name="T1">][type:vertical][width:570]</text:span><text:span text:style-name="T9">[</text:span><text:span text:style-name="T13">access:</text:span><text:span text:style-name="T9">(public)</text:span><text:span text:style-name="T1">(gov)</text:span><text:span text:style-name="T9">(account)(registrant)</text:span><text:span text:style-name="T1">(ER)(NRHP) </text:span><text:span text:style-name="T9">]</text:span></text:p>
              <text:list>
                <text:list-item>
                  <text:p text:style-name="P7">[definition: Grid for Status]</text:p>
                </text:list-item>
                <text:list-item>
                  <text:p text:style-name="P3"><text:span text:style-name="T1">Data-Controls [name: <text:s/>DC</text:span><text:span text:style-name="T18">IndividualStatus</text:span><text:span text:style-name="T1">][table: <text:s/></text:span><text:span text:style-name="T18">IndividualStatus</text:span><text:span text:style-name="T1">]</text:span></text:p>
                  <text:list>
                    <text:list-item>
                      <text:p text:style-name="P5">Functional-Requirement [status:] [name: Public Registration Experience and Expertise ] [description: Provide method to maintain actor's Experience and Expertise. ]</text:p>
                    </text:list-item>
                    <text:list-item>
                      <text:p text:style-name="P5">Functional-Requirement [status:] [name: Public Registration Experience and Expertise Titles <text:s text:c="5"/>] [description: Provide Titles: 'Experience', 'Expertise', 'Created']</text:p>
                    </text:list-item>
                    <text:list-item>
                      <text:p text:style-name="P4">Functional-Requirement [status:] [name: Public Registration Experience and Expertise Storage ] [description: Provide Storage: Experience, Expertise, Created-Date. ]</text:p>
                    </text:list-item>
                  </text:list>
                </text:list-item>
                <text:list-item>
                  <text:p text:style-name="P3"><text:span text:style-name="T5">New</text:span><text:span text:style-name="T1"> [type: new-button]</text:span><text:span text:style-name="T9">[</text:span><text:span text:style-name="T13">access:</text:span><text:span text:style-name="T9">(public)</text:span><text:span text:style-name="T1">(gov)(account)</text:span><text:span text:style-name="T9">]</text:span></text:p>
                  <text:list>
                    <text:list-item>
                      <text:p text:style-name="P3"><text:span text:style-name="T1">Screen [name: N</text:span><text:span text:style-name="T10">ew Experience</text:span><text:span text:style-name="T1">][type:overlay][right:create][interface:user]</text:span><text:span text:style-name="T9">[</text:span><text:span text:style-name="T13">access:</text:span><text:span text:style-name="T9">(public)</text:span><text:span text:style-name="T1">(gov)</text:span><text:span text:style-name="T9">(account)]</text:span></text:p>
                      <text:list>
                        <text:list-item>
                          <text:p text:style-name="P7">[definition: New Experience interface]</text:p>
                        </text:list-item>
                        <text:list-item>
                          <text:p text:style-name="P3"><text:span text:style-name="T1">Data-Controls [name: DC</text:span><text:span text:style-name="T18">IndividualStatus </text:span><text:span text:style-name="T1">][table: </text:span><text:span text:style-name="T18">IndividualStatus </text:span><text:span text:style-name="T1">]</text:span></text:p>
                        </text:list-item>
                        <text:list-item>
                          <text:p text:style-name="P7"><text:span text:style-name="T20">Close</text:span>[type: close-button]</text:p>
                        </text:list-item>
                        <text:list-item>
                          <text:p text:style-name="P3"><text:span text:style-name="T5">Save</text:span><text:span text:style-name="T1"> [type: save-button]</text:span></text:p>
                        </text:list-item>
                        <text:list-item>
                          <text:p text:style-name="P3"><text:span text:style-name="T25">Functional-Requirement [status:] [name: Public Registration Experience and Expertise <text:s/>Collect ] [description: Provide method to collect actor's </text:span><text:span text:style-name="T27">Experience and Expertise </text:span><text:span text:style-name="T25">. ]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"><text:span text:style-name="T5">Edit</text:span><text:span text:style-name="T1">[type: edit-button]</text:span><text:span text:style-name="T9">[</text:span><text:span text:style-name="T13">access:</text:span><text:span text:style-name="T9">(public)</text:span><text:span text:style-name="T1">(gov)</text:span><text:span text:style-name="T9">(registrant)(ER)(NRHP)]</text:span></text:p>
                  <text:list>
                    <text:list-item>
                      <text:p text:style-name="P3"><text:span text:style-name="T1">Screen [name: </text:span><text:span text:style-name="T10">Change Your Experience</text:span><text:span text:style-name="T1">][type:overlay][right:update][interface:user]</text:span><text:span text:style-name="T9">[</text:span><text:span text:style-name="T13">access:</text:span><text:span text:style-name="T9">(public)</text:span><text:span text:style-name="T1">(gov)</text:span><text:span text:style-name="T9">(registrant)(ER)(NRHP)]</text:span></text:p>
                      <text:list>
                        <text:list-item>
                          <text:p text:style-name="P7">[definition: Screen for self-assessment of experience and expertise]</text:p>
                        </text:list-item>
                        <text:list-item>
                          <text:p text:style-name="P3"><text:span text:style-name="T1">Data-Controls [name: DC</text:span><text:span text:style-name="T16">IndividualStatus</text:span><text:span text:style-name="T1">][table: </text:span><text:span text:style-name="T16">IndividualStatus</text:span><text:span text:style-name="T1">]</text:span></text:p>
                        </text:list-item>
                        <text:list-item>
                          <text:p text:style-name="P7"><text:span text:style-name="T20">Close</text:span>[type: close-button]</text:p>
                        </text:list-item>
                        <text:list-item>
                          <text:p text:style-name="P3"><text:span text:style-name="T5">Save</text:span><text:span text:style-name="T1"> [type: save-button]</text:span></text:p>
                        </text:list-item>
                        <text:list-item>
                          <text:p text:style-name="P3"><text:span text:style-name="T25">Functional-Requirement [status:] [name: Public Registration Experience and Expertise <text:s/>Update ] [description: Provide method to update actor's </text:span><text:span text:style-name="T27">Experience and Expertise </text:span><text:span text:style-name="T25">. ]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31394944" text:continue-numbering="true" text:style-name="L1">
        <text:list-item>
          <text:list>
            <text:list-item>
              <text:list>
                <text:list-header>
                  <text:p text:style-name="P7"/>
                </text:list-header>
              </text:list>
            </text:list-item>
            <text:list-item>
              <text:p text:style-name="P7">Disclaimer [text:]</text:p>
            </text:list-item>
            <text:list-item>
              <text:p text:style-name="P7">Footer [text: footer]</text:p>
            </text:list-item>
            <text:list-item>
              <text:p text:style-name="P7"/>
            </text:list-item>
          </text:list>
          <text:p text:style-name="P10"/>
        </text:list-item>
        <text:list-item>
          <text:p text:style-name="P11"><text:span text:style-name="T30">To-Do [access: </text:span>(public)(account) ][text: is showing created dates in Grids<text:span text:style-name="T30">, <text:s/>those should not show when no data has be enterd ]</text:span></text:p>
        </text:list-item>
        <text:list-item>
          <text:p text:style-name="P3"><text:span text:style-name="T31">To-Do [access: </text:span><text:span text:style-name="T32">(gov)(account) ][text: </text:span><text:span text:style-name="T31"><text:s/>Grid shold not show Created , <text:s/>no data at this point for this privilege ]</text:span></text:p>
        </text:list-item>
        <text:list-item>
          <text:p text:style-name="P3"><text:span text:style-name="T31">To-Do [access: </text:span><text:span text:style-name="T30">(gov)(registrant) </text:span><text:span text:style-name="T31">][text: ma_street should be (create)(read)(update) ]</text:span></text:p>
          <text:list>
            <text:list-header>
              <text:p text:style-name="P12"/>
              <text:p text:style-name="P7"/>
            </text:list-header>
          </text:list>
        </text:list-item>
      </text:list>
      <text:p text:style-name="P1"/>
      <text:p text:style-name="P1"/>
      <text:list xml:id="list31397586" text:continue-numbering="true" text:style-name="L1">
        <text:list-item>
          <text:list>
            <text:list-item>
              <text:list>
                <text:list-header>
                  <text:p text:style-name="P7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ndara" svg:font-family="Candar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Calibri" fo:font-size="8pt" fo:font-weight="bold" style:font-size-asian="8pt" style:font-weight-asian="bold" style:font-size-complex="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31DT5H46M34S</meta:editing-duration>
    <meta:editing-cycles>1459</meta:editing-cycles>
    <meta:generator>OpenOffice.org/3.3$Win32 OpenOffice.org_project/330m20$Build-9567</meta:generator>
    <dc:date>2012-01-15T11:25:52.60</dc:date>
    <dc:creator>James Wilfong</dc:creator>
    <meta:document-statistic meta:table-count="0" meta:image-count="0" meta:object-count="0" meta:page-count="1" meta:paragraph-count="111" meta:word-count="1060" meta:character-count="10853"/>
    <meta:user-defined meta:name="Info 1"/>
    <meta:user-defined meta:name="Info 2"/>
    <meta:user-defined meta:name="Info 3"/>
    <meta:user-defined meta:name="Info 4"/>
  </office:meta>
</office:document-meta>
</file>